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48.19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1000" table:default-cell-style-name="Default"/>
        <table:table-row table:style-name="ro1">
          <table:table-cell office:value-type="string" calcext:value-type="string">
            <text:p>Hero</text:p>
          </table:table-cell>
          <table:table-cell table:style-name="ce1" office:value-type="string" calcext:value-type="string" table:number-columns-spanned="2" table:number-rows-spanned="1">
            <text:p>Str</text:p>
          </table:table-cell>
          <table:covered-table-cell/>
          <table:table-cell table:style-name="ce1" office:value-type="string" calcext:value-type="string" table:number-columns-spanned="2" table:number-rows-spanned="1">
            <text:p>Agi</text:p>
          </table:table-cell>
          <table:covered-table-cell/>
          <table:table-cell table:style-name="ce1" office:value-type="string" calcext:value-type="string" table:number-columns-spanned="2" table:number-rows-spanned="1">
            <text:p>Int</text:p>
          </table:table-cell>
          <table:covered-table-cell/>
          <table:table-cell office:value-type="string" calcext:value-type="string">
            <text:p>HP</text:p>
          </table:table-cell>
          <table:table-cell office:value-type="string" calcext:value-type="string">
            <text:p>HP Reg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tt/Sec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urn Rat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baddon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2‒4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lchemis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4‒33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4‒28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eastmaster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41‒45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ewmaster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9‒36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stleback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22‒32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entaur_Warrunner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6‒38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haos_Knight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9‒59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lockwerk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4‒26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7‒43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ragon_Knight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1‒37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arth_Spirit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5‒35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arthshaker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7‒37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lder_Titan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3‒33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uska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9‒24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4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2‒31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unkk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6‒3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gion_Commander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5‒39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ifestealer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27‒37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yca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0‒35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agnu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32‒44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ight_Stalker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8‒42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00/1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mniknight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1‒4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6‒36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udg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40‒46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and_King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3‒33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arda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0‒38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pirit_Breaker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31‒41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ven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43‒45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idehunter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5‒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imbersaw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6‒3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in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44‒5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eant_Protector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62‒70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usk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7‒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Underlord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7‒43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Undying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5‒43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raith_King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9‒41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timag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29‒33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rc_Ward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1‒41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2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loodseeker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3‒39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ounty_Hunte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4‒38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10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oodmothe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6‒32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linkz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5‒21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row_Rang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5‒36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2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mber_Spirit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3‒37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aceless_Void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3‒39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yrocopter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8‒28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3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2‒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one_Drui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8‒2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un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0‒26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33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4‒30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epo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0‒26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iran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5‒3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3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key_King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9‒35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3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rphling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9‒18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3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aga_Sire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3‒25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yx_Assassin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7‒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ngoli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3‒39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antom_Assassi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3‒25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antom_Lance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2‒44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azor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3‒25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4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ki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8‒22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dow_Fiend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5‒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ark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3‒4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800/1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5‒21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800/1400</text:p>
          </table:table-cell>
          <table:table-cell office:value-type="string" calcext:value-type="string">
            <text:p>5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3‒27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mplar_Assassin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0‒36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rrorblad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6‒32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oll_Warlord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3‒35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Urs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4‒2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engeful_Spirit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2‒2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4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enomance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6‒18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4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ipe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3‒25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eav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36‒46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42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cient_Apparitio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1‒31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n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5‒4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4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trider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6‒2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00/800</text:p>
          </table:table-cell>
          <table:table-cell office:value-type="string" calcext:value-type="string">
            <text:p>3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he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9‒39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rystal_Maide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0‒36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ark_Seer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3‒39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ark_Willow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27‒35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4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azzl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2‒28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ath_Prophet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9‒4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srupto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9‒33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chantres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0‒40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nigma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4‒3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rimstrok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7‒31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voke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4‒30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Jakiro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7‒35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4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eeper_of_the_Ligh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0‒27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shrac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9‒23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ich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6‒35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ina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21‒33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7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9‒35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atures_Prophet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9‒43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crophos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6‒30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gre_Magi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43‒4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1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8‒2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2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utworld_Devoure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6‒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4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0‒41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ugn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9‒27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3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ueen_of_Pai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3‒31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ubick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2‒32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5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dow_Demon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9‒33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dow_Shaman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52‒59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4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8‒32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kywrath_Mag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4‒24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torm_Spirit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6‒36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48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chies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9‒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7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ink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4‒3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5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isag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3‒33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rlock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4‒34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indrang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4‒36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inter_Wyvern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2‒19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42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itch_Docto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9‒39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6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Zeus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33‒41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00/800</text:p>
          </table:table-cell>
          <table:table-cell office:value-type="string" calcext:value-type="string">
            <text:p>380</text:p>
          </table:table-cell>
          <table:table-cell table:number-columns-repeated="999"/>
        </table:table-row>
        <table:table-row table:style-name="ro1" table:number-rows-repeated="104845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.A1:Sheet.R1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22:48:42.8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19-02-22T00:24:25</meta:creation-date>
    <dc:date>2019-02-26T23:19:44.129000000</dc:date>
    <meta:generator>LibreOffice/6.1.3.2$Windows_X86_64 LibreOffice_project/86daf60bf00efa86ad547e59e09d6bb77c699acb</meta:generator>
    <meta:editing-duration>PT31M57S</meta:editing-duration>
    <meta:editing-cycles>3</meta:editing-cycles>
    <meta:document-statistic meta:table-count="1" meta:cell-count="2103" meta:object-count="0"/>
    <meta:user-defined meta:name="AppVersion">2.5</meta:user-defined>
  </office:meta>
</office:document-meta>
</file>